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sentence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/>
          <table:table-cell office:value-type="string" calcext:value-type="string">
            <text:p>Hey there! How can I help you EOS.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/>
          <table:table-cell office:value-type="string" calcext:value-type="string">
            <text:p>Hi is there anything I can help you with.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/>
          <table:table-cell office:value-type="string" calcext:value-type="string">
            <text:p>Hey how may I Help you 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/>
          <table:table-cell office:value-type="string" calcext:value-type="string">
            <text:p>Hello. What is your query? How may I help you EOS</text:p>
          </table:table-cell>
        </table:table-row>
        <table:table-row table:style-name="ro1">
          <table:table-cell office:value-type="string" calcext:value-type="string">
            <text:p>bye</text:p>
          </table:table-cell>
          <table:table-cell/>
          <table:table-cell office:value-type="string" calcext:value-type="string">
            <text:p>Good bye, have a nice day. EOS</text:p>
          </table:table-cell>
        </table:table-row>
        <table:table-row table:style-name="ro1">
          <table:table-cell office:value-type="string" calcext:value-type="string">
            <text:p>bye</text:p>
          </table:table-cell>
          <table:table-cell/>
          <table:table-cell office:value-type="string" calcext:value-type="string">
            <text:p>Thank you. Take care good bye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/>
          <table:table-cell office:value-type="string" calcext:value-type="string">
            <text:p>can I have your request number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/>
          <table:table-cell office:value-type="string" calcext:value-type="string">
            <text:p>Can you please provide me your request number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/>
          <table:table-cell office:value-type="string" calcext:value-type="string">
            <text:p>I need your request number to go ahead with your request 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/>
          <table:table-cell office:value-type="string" calcext:value-type="string">
            <text:p>Hey there! How can I help you EOS.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/>
          <table:table-cell office:value-type="string" calcext:value-type="string">
            <text:p>Hi is there anything I can help you with.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/>
          <table:table-cell office:value-type="string" calcext:value-type="string">
            <text:p>Hey how may I Help you 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/>
          <table:table-cell office:value-type="string" calcext:value-type="string">
            <text:p>Hello. What is your query? How may I help you EOS</text:p>
          </table:table-cell>
        </table:table-row>
        <table:table-row table:style-name="ro1">
          <table:table-cell office:value-type="string" calcext:value-type="string">
            <text:p>bye</text:p>
          </table:table-cell>
          <table:table-cell/>
          <table:table-cell office:value-type="string" calcext:value-type="string">
            <text:p>Good bye, have a nice day. EOS</text:p>
          </table:table-cell>
        </table:table-row>
        <table:table-row table:style-name="ro1">
          <table:table-cell office:value-type="string" calcext:value-type="string">
            <text:p>bye</text:p>
          </table:table-cell>
          <table:table-cell/>
          <table:table-cell office:value-type="string" calcext:value-type="string">
            <text:p>Thank you. Take care good bye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/>
          <table:table-cell office:value-type="string" calcext:value-type="string">
            <text:p>can I have your request number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/>
          <table:table-cell office:value-type="string" calcext:value-type="string">
            <text:p>Can you please provide me your request number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/>
          <table:table-cell office:value-type="string" calcext:value-type="string">
            <text:p>I need your request number to go ahead with your request 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/>
          <table:table-cell office:value-type="string" calcext:value-type="string">
            <text:p>Hey there! How can I help you EOS.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/>
          <table:table-cell office:value-type="string" calcext:value-type="string">
            <text:p>Hi is there anything I can help you with.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/>
          <table:table-cell office:value-type="string" calcext:value-type="string">
            <text:p>Hey how may I Help you EOS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/>
          <table:table-cell office:value-type="string" calcext:value-type="string">
            <text:p>Hello. What is your query? How may I help you EOS</text:p>
          </table:table-cell>
        </table:table-row>
        <table:table-row table:style-name="ro1">
          <table:table-cell office:value-type="string" calcext:value-type="string">
            <text:p>bye</text:p>
          </table:table-cell>
          <table:table-cell/>
          <table:table-cell office:value-type="string" calcext:value-type="string">
            <text:p>Good bye, have a nice day. EOS</text:p>
          </table:table-cell>
        </table:table-row>
        <table:table-row table:style-name="ro1">
          <table:table-cell office:value-type="string" calcext:value-type="string">
            <text:p>bye</text:p>
          </table:table-cell>
          <table:table-cell/>
          <table:table-cell office:value-type="string" calcext:value-type="string">
            <text:p>Thank you. Take care good bye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/>
          <table:table-cell office:value-type="string" calcext:value-type="string">
            <text:p>can I have your request number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/>
          <table:table-cell office:value-type="string" calcext:value-type="string">
            <text:p>Can you please provide me your request number. EOS</text:p>
          </table:table-cell>
        </table:table-row>
        <table:table-row table:style-name="ro1">
          <table:table-cell office:value-type="string" calcext:value-type="string">
            <text:p>requestNumber</text:p>
          </table:table-cell>
          <table:table-cell/>
          <table:table-cell office:value-type="string" calcext:value-type="string">
            <text:p>I need your request number to go ahead with your request E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7">00/00/0000</text:date>, <text:time style:data-style-name="N2" text:time-value="15:36:10.240624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9:00:49.588117025</meta:creation-date>
    <dc:date>2018-08-17T15:46:33.972008646</dc:date>
    <meta:editing-duration>PT1H25M31S</meta:editing-duration>
    <meta:editing-cycles>7</meta:editing-cycles>
    <meta:generator>LibreOffice/5.1.6.2$Linux_X86_64 LibreOffice_project/10m0$Build-2</meta:generator>
    <meta:document-statistic meta:table-count="1" meta:cell-count="57" meta:object-count="0"/>
  </office:meta>
</office:document-meta>
</file>